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80f" officeooo:paragraph-rsid="0010c80f"/>
    </style:style>
    <style:style style:name="P2" style:family="paragraph" style:parent-style-name="Standard">
      <style:text-properties officeooo:rsid="0010d985" officeooo:paragraph-rsid="0010d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1</text:p>
      <text:p text:style-name="P1"/>
      <text:p text:style-name="P1">UiviewController</text:p>
      <text:p text:style-name="P1">NavigationControler</text:p>
      <text:p text:style-name="P1">UITableviewCell</text:p>
      <text:p text:style-name="P1">-conectar os objetos da cell a tableviewcell</text:p>
      <text:p text:style-name="P2">banco de dados </text:p>
      <text:p text:style-name="P2">importar UIK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1:54:38.784244468</meta:creation-date>
    <dc:date>2019-07-08T12:26:50.176791708</dc:date>
    <meta:editing-duration>PT1M50S</meta:editing-duration>
    <meta:editing-cycles>1</meta:editing-cycles>
    <meta:document-statistic meta:table-count="0" meta:image-count="0" meta:object-count="0" meta:page-count="1" meta:paragraph-count="7" meta:word-count="17" meta:character-count="130" meta:non-whitespace-character-count="119"/>
    <meta:generator>LibreOffice/6.0.7.3$Linux_X86_64 LibreOffice_project/00m0$Build-3</meta:generator>
  </office:meta>
</office:document-meta>
</file>